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paragraph-rsid="00012a7e" style:font-size-asian="12pt" style:font-size-complex="12pt"/>
    </style:style>
    <style:style style:name="P2" style:family="paragraph" style:parent-style-name="Standard">
      <style:text-properties style:font-name="Liberation Sans" fo:font-size="12pt" officeooo:rsid="00012a7e" officeooo:paragraph-rsid="00012a7e" style:font-size-asian="12pt" style:font-size-complex="12pt"/>
    </style:style>
    <style:style style:name="P3" style:family="paragraph" style:parent-style-name="Standard">
      <style:text-properties style:font-name="Liberation Sans" fo:font-size="12pt" officeooo:rsid="000203d9" officeooo:paragraph-rsid="000203d9" style:font-size-asian="12pt" style:font-size-complex="12pt"/>
    </style:style>
    <style:style style:name="P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25c7d" officeooo:paragraph-rsid="00025c7d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8723" officeooo:paragraph-rsid="00068723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d05a" officeooo:paragraph-rsid="0006d05a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80075" officeooo:paragraph-rsid="00080075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be21" officeooo:paragraph-rsid="0009be21" style:font-size-asian="12pt" style:font-style-asian="normal" style:font-weight-asian="normal" style:font-size-complex="12pt" style:text-emphasize="none"/>
    </style:style>
    <style:style style:name="P9" style:family="paragraph" style:parent-style-name="Table_20_Contents">
      <style:text-properties style:font-name="Liberation Sans" fo:font-size="12pt" officeooo:rsid="000203d9" officeooo:paragraph-rsid="000203d9" style:font-size-asian="12pt" style:font-size-complex="12pt"/>
    </style:style>
    <style:style style:name="P10" style:family="paragraph" style:parent-style-name="Table_20_Contents">
      <style:text-properties style:font-name="Liberation Sans" fo:font-size="12pt" officeooo:rsid="00043af6" officeooo:paragraph-rsid="00043af6" style:font-size-asian="12pt" style:font-size-complex="12pt"/>
    </style:style>
    <style:style style:name="P11" style:family="paragraph" style:parent-style-name="Table_20_Contents">
      <style:text-properties style:font-name="Liberation Sans" fo:font-size="12pt" officeooo:rsid="0006d05a" officeooo:paragraph-rsid="0006d05a" style:font-size-asian="12pt" style:font-size-complex="12pt"/>
    </style:style>
    <style:style style:name="P1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bed4c" officeooo:paragraph-rsid="000d1c5c" style:font-size-asian="12pt" style:font-style-asian="normal" style:font-weight-asian="normal" style:font-size-complex="12pt" style:text-emphasize="none"/>
    </style:style>
    <style:style style:name="T1" style:family="text">
      <style:text-properties officeooo:rsid="00012a7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12a7e" style:font-style-asian="normal" style:font-weight-asian="normal" style:text-emphasize="none"/>
    </style:style>
    <style:style style:name="T4" style:family="text">
      <style:text-properties officeooo:rsid="0004a363"/>
    </style:style>
    <style:style style:name="T5" style:family="text">
      <style:text-properties officeooo:rsid="00068723"/>
    </style:style>
    <style:style style:name="T6" style:family="text">
      <style:text-properties officeooo:rsid="00088778"/>
    </style:style>
    <style:style style:name="T7" style:family="text">
      <style:text-properties style:text-position="super 58%" officeooo:rsid="00088778"/>
    </style:style>
    <style:style style:name="T8" style:family="text">
      <style:text-properties officeooo:rsid="000a0787"/>
    </style:style>
    <style:style style:name="T9" style:family="text">
      <style:text-properties officeooo:rsid="000d1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Ryan Sherman </text:span>Entry notes:</text:p>
      <text:p text:style-name="P1"/>
      <text:p text:style-name="P1"><text:span text:style-name="T1">The extracted attribute and unit may disagree. <text:s/>E.g. WTDRD1, labeled “dietary day one sample weight” has attribute “chear:Weight” and unit “</text:span><text:span text:style-name="T2">obo:UO_0000033” </text:span><text:span text:style-name="T3">which corresponds to “day”. <text:s/>Matching attribute and unit type seems like a reasonable extension to the extractor, although the actual units involved do not seem to be listed in the source in all cases.</text:span></text:p>
      <text:p text:style-name="P1"/>
      <text:p text:style-name="P3"><text:span text:style-name="T3">T</text:span><text:span text:style-name="T2">he nonstandard abbreviation “gm” for gram appears frequently and does not seem to be recognized by the extractor. <text:s/>“mg” is recognized for milligram, however “mcg” is not recognized for microgram. <text:s/>I will try to list all missing unit abbreviations here as I find them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gram</text:p>
          </table:table-cell>
          <table:table-cell table:style-name="Table1.B1" office:value-type="string">
            <text:p text:style-name="P9">gm</text:p>
          </table:table-cell>
        </table:table-row>
        <table:table-row>
          <table:table-cell table:style-name="Table1.A2" office:value-type="string">
            <text:p text:style-name="P9">microgram</text:p>
          </table:table-cell>
          <table:table-cell table:style-name="Table1.B2" office:value-type="string">
            <text:p text:style-name="P9">mcg</text:p>
          </table:table-cell>
        </table:table-row>
        <table:table-row>
          <table:table-cell table:style-name="Table1.A2" office:value-type="string">
            <text:p text:style-name="P10">Kilocalorie/Calorie</text:p>
          </table:table-cell>
          <table:table-cell table:style-name="Table1.B2" office:value-type="string">
            <text:p text:style-name="P10">kcal, Cal</text:p>
          </table:table-cell>
        </table:table-row>
        <table:table-row>
          <table:table-cell table:style-name="Table1.A2" office:value-type="string">
            <text:p text:style-name="P11">centimeter</text:p>
          </table:table-cell>
          <table:table-cell table:style-name="Table1.B2" office:value-type="string">
            <text:p text:style-name="P11">cm</text:p>
          </table:table-cell>
        </table:table-row>
      </table:table>
      <text:p text:style-name="P3"/>
      <text:p text:style-name="P4">The Calorie/kilocalorie appears to be <text:span text:style-name="T4">in</text:span> NCIT, <text:span text:style-name="T4">oddly not in UO</text:span></text:p>
      <text:p text:style-name="P4"/>
      <text:p text:style-name="P4">“<text:span text:style-name="T5">cm” matches to “cM” the latter of which is a centiMorgan, a unit of distance between genetic maps.</text:span></text:p>
      <text:p text:style-name="P4"/>
      <text:p text:style-name="P5">I believe a prolog subroutine would be of some utility in the autoextraction – I'll be sure to bring this up with Sabbir</text:p>
      <text:p text:style-name="P5"/>
      <text:p text:style-name="P6">“Diameter” can match “meter”</text:p>
      <text:p text:style-name="P6"/>
      <text:p text:style-name="P6">“Average” can match “age” <text:s/>I'm beginning to suspect the extractor is too tolerant of partial matches</text:p>
      <text:p text:style-name="P6"/>
      <text:p text:style-name="P7">detecting “comment” for attribute rdfs:comment seems useful</text:p>
      <text:p text:style-name="P7"/>
      <text:p text:style-name="P7">“<text:span text:style-name="T6">second” as in 2</text:span><text:span text:style-name="T7">nd</text:span><text:span text:style-name="T6"> is mistaken for “second” as in 1/60 of a minute. <text:s/>It's possible that the latter should typically apply only in the case of “seconds”, as the singular implies another unit is actually relevant e.g. “beats per second”</text:span></text:p>
      <text:p text:style-name="P5"/>
      <text:p text:style-name="P8"><text:a xlink:type="simple" xlink:href="http://www.thearda.com/Archive/Files/Codebooks/NHANSE06_CB.asp">http://www.thearda.com/Archive/Files/Codebooks/NHANSE06_CB.asp</text:a> this webpage appears to associate a number of columns with their units – possibly scrapable.</text:p>
      <text:p text:style-name="P8"/>
      <text:p text:style-name="P12">I wrote a script, <text:span text:style-name="T9">convert.sh,</text:span> to convert all the ods files to csv in a copied directory structure. <text:s/>Look in “annotated csv” <text:s/><text:span text:style-name="T9">if anyone else wants to use it remember to execute “chmod 755 convert.sh” fir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25:37.165897354</meta:creation-date>
    <dc:date>2017-06-30T10:28:02.315646511</dc:date>
    <meta:editing-duration>P1DT19M16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283" meta:character-count="1771" meta:non-whitespace-character-count="1498"/>
  </office:meta>
</office:document-meta>
</file>